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lack-Lato" svg:font-family="Slack-Lato, appleLogo, sans-serif"/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938c" officeooo:paragraph-rsid="001e938c"/>
    </style:style>
    <style:style style:name="P2" style:family="paragraph" style:parent-style-name="Standard">
      <style:text-properties officeooo:rsid="001e938c" officeooo:paragraph-rsid="001f89be"/>
    </style:style>
    <style:style style:name="P3" style:family="paragraph" style:parent-style-name="Standard">
      <style:text-properties officeooo:paragraph-rsid="001e938c"/>
    </style:style>
    <style:style style:name="P4" style:family="paragraph" style:parent-style-name="Standard">
      <style:text-properties officeooo:rsid="001f89be" officeooo:paragraph-rsid="001e938c"/>
    </style:style>
    <style:style style:name="P5" style:family="paragraph" style:parent-style-name="Standard">
      <style:text-properties officeooo:rsid="001f89be" officeooo:paragraph-rsid="001f89be"/>
    </style:style>
    <style:style style:name="P6" style:family="paragraph" style:parent-style-name="Text_20_body">
      <style:text-properties fo:font-variant="normal" fo:text-transform="none" fo:color="#3d3c40" style:font-name="Slack-Lato" fo:font-size="11.25pt" fo:letter-spacing="normal" fo:font-style="normal" fo:font-weight="normal" officeooo:rsid="001f89be" officeooo:paragraph-rsid="001e938c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widows="1" fo:text-indent="0in" style:auto-text-indent="false"/>
      <style:text-properties fo:font-variant="normal" fo:text-transform="none" fo:color="#3d3c40" style:font-name="Slack-Lato" fo:font-size="11.25pt" fo:letter-spacing="normal" fo:font-style="normal" fo:font-weight="normal"/>
    </style:style>
    <style:style style:name="T1" style:family="text">
      <style:text-properties fo:font-variant="normal" fo:text-transform="none" fo:color="#121212" style:font-name="proxima-nova" fo:letter-spacing="normal" fo:font-style="normal" fo:font-weight="bold"/>
    </style:style>
    <style:style style:name="T2" style:family="text">
      <style:text-properties fo:font-variant="normal" fo:text-transform="none" fo:color="#121212" style:font-name="proxima-nova" fo:letter-spacing="normal" fo:font-style="normal" fo:font-weight="bold" officeooo:rsid="001e938c"/>
    </style:style>
    <style:style style:name="T3" style:family="text">
      <style:text-properties officeooo:rsid="001f89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Lekcija 6. </text:span><text:span text:style-name="T1">How Web Applications Work, From a High Level</text:span></text:p>
      <text:p text:style-name="P1"/>
      <text:p text:style-name="P6">Jedna kratka ali važna lekcija u kojoj se definišu osnovni elementi web aplikacije.</text:p>
      <text:p text:style-name="P7">Prije svega dešiniše se razlika između statičkih i dinamičkih web stranica. Statičke stranice sadrže nepromenjljive informacije, dok se kod dinamičkih stranica sadržaj može mijenjati tako da dinamička stranica u jednom pozivu prikazuje sadržaj recimo objekta 1, a u drugom pozivu sadržaj objakta 2. Na taj način umjesto da se za prikaz n objekata kreira n stranica, kreira se samo jedna stranica koja po nekoj dinamici može da prikaže svih n objekata ( jedan po jedan, naravno).</text:p>
      <text:p text:style-name="P7"/>
      <text:p text:style-name="P7">Rad sa dinamičkim stranicama može se uporediti sa opsluživanjem gostiju u restoranu. Konobar od gosta preuzima narudžbinu ( naziv željenog objekta), zatim ide u kuhinju da zahtijeva pripremu naručenog jela ( objekta), koji nakon pripreme preuzima i isporučuje gostu.</text:p>
      <text:p text:style-name="P7"/>
      <text:p text:style-name="P7">Gore opisani proces je klijent-server postavka u kojoj je gost klijent a konobar server.</text:p>
      <text:p text:style-name="P7">Druga analogija je front-end i back-end. U slučaju restorana front-end je sto za kojim sedi gost i na kome će biti posluženo jelo ( analgija sa brauzererom na kome će biti prikazana stranica ). Back-end je kuhinja u kojoj se priprema jelo ( analogija sa web serverom na kojem se priprema dinamička stranica).</text:p>
      <text:p text:style-name="P7"/>
      <text:p text:style-name="P7">Priprema jela ( a i stranice ) može biti manje ili više složena pa će od toga zavisti napor koji mora da napravi kuvar ( web server ) da bi zadovoljio postavljeni zahtev.</text:p>
      <text:p text:style-name="P7">Analogije su generalno dobar metod za prikaz novih koncepata i ideja.</text:p>
      <text:p text:style-name="P7">Bojane kada završite sa ovom lekcijom i kada napravite svoj post, slobodno idite na sledeću lekciji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lack-Lato" svg:font-family="Slack-Lato, appleLogo, sans-serif"/>
    <style:font-face style:name="proxima-nova" svg:font-family="proxima-nov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1:42:36.872576117</meta:creation-date>
    <dc:date>2016-02-14T22:27:08.403634076</dc:date>
    <meta:editing-duration>PT11M10S</meta:editing-duration>
    <meta:editing-cycles>1</meta:editing-cycles>
    <meta:document-statistic meta:table-count="0" meta:image-count="0" meta:object-count="0" meta:page-count="1" meta:paragraph-count="9" meta:word-count="265" meta:character-count="1617" meta:non-whitespace-character-count="1361"/>
    <meta:generator>LibreOffice/4.2.8.2$Linux_X86_64 LibreOffice_project/420m0$Build-2</meta:generator>
  </office:meta>
</office:document-meta>
</file>